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2ad" officeooo:paragraph-rsid="000f32ad"/>
    </style:style>
    <style:style style:name="P2" style:family="paragraph" style:parent-style-name="Standard">
      <style:text-properties officeooo:rsid="000f32ad" officeooo:paragraph-rsid="0010a3d7"/>
    </style:style>
    <style:style style:name="T1" style:family="text">
      <style:text-properties officeooo:rsid="0010a3d7"/>
    </style:style>
    <style:style style:name="T2" style:family="text">
      <style:text-properties officeooo:rsid="00115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<text:span text:style-name="T1">C</text:span>onstruct a K-Nearest Neighbors classifier for the MNIST dataset.<text:line-break/><text:line-break/>My code is as follows:</text:p>
      <text:p text:style-name="P1"/>
      <text:p text:style-name="P1">“import numpy as np</text:p>
      <text:p text:style-name="P1">import scipy.io as sio</text:p>
      <text:p text:style-name="P1">from collections import Counter</text:p>
      <text:p text:style-name="P1"/>
      <text:p text:style-name="P1">mnist_data = sio.loadmat('mnist_data.mat')</text:p>
      <text:p text:style-name="P1">train_data = mnist_data['train']</text:p>
      <text:p text:style-name="P1">test_data = mnist_data['test']</text:p>
      <text:p text:style-name="P1"/>
      <text:p text:style-name="P1">train_images = np.asarray(train_data[:,1:785])</text:p>
      <text:p text:style-name="P1">train_labels = np.asarray(train_data[:,0])</text:p>
      <text:p text:style-name="P1">test_images = np.asarray(test_data[:,1:785])</text:p>
      <text:p text:style-name="P1">test_labels = np.asarray(test_data[:,0])</text:p>
      <text:p text:style-name="P1"/>
      <text:p text:style-name="P1">errorcount = 0</text:p>
      <text:p text:style-name="P1">klist = [1, 5, 9, 13]</text:p>
      <text:p text:style-name="P1">for k in klist:</text:p>
      <text:p text:style-name="P1"><text:s/>for i in range(100):</text:p>
      <text:p text:style-name="P1"><text:s text:c="2"/>randnum = np.random.choice(test_labels.size)</text:p>
      <text:p text:style-name="P1"><text:s text:c="2"/>test_image = test_images[randnum]</text:p>
      <text:p text:style-name="P1"><text:s text:c="2"/>test_label = test_labels[randnum]</text:p>
      <text:p text:style-name="P1"><text:s text:c="2"/>distances = [(np.linalg.norm(test_image - image), label) for (image, label) in zip(train_images, train_labels)]</text:p>
      <text:p text:style-name="P1"><text:s text:c="2"/>distsort = sorted(distances, key = lambda tup: tup[0])</text:p>
      <text:p text:style-name="P1"><text:s text:c="2"/>k_labels = [label for (_, label) in distsort[0:k]]</text:p>
      <text:p text:style-name="P1"><text:s text:c="2"/>win_label, freq = Counter(k_labels).most_common()[0]</text:p>
      <text:p text:style-name="P1"><text:s text:c="2"/>if (int(win_label) != int(test_label)):</text:p>
      <text:p text:style-name="P1"><text:s text:c="3"/>errorcount += 1</text:p>
      <text:p text:style-name="P1"><text:s/>print('for k = ', end =' ')</text:p>
      <text:p text:style-name="P1"><text:s/>print(k, end =' ')</text:p>
      <text:p text:style-name="P1"><text:s/>print(', the error is ', end =' '))</text:p>
      <text:p text:style-name="P1"><text:s/>print(errorcount/100)”<text:line-break/><text:line-break/>Sample output is: <text:line-break/><text:line-break/>for k = 1 , the error is 0.02</text:p>
      <text:p text:style-name="P1">for k = 5 , the error is 0.03</text:p>
      <text:p text:style-name="P1">for k = 9 , the error is 0.07</text:p>
      <text:p text:style-name="P1">for k = 13 , the error is 0.11</text:p>
      <text:p text:style-name="P1"/>
      <text:p text:style-name="P1">We thus conclude that k=9 gives the best classification accuracy.</text:p>
      <text:p text:style-name="P1"/>
      <text:p text:style-name="P1"/>
      <text:p text:style-name="P1"/>
      <text:p text:style-name="P1"/>
      <text:p text:style-name="P1"/>
      <text:p text:style-name="P2"><text:soft-page-break/>b) <text:span text:style-name="T1">Consider the L1-Norm, and choose between L1- and L2-normed classifiers.<text:line-break/><text:line-break/></text:span>I change the distance metric from L2-Norm to L1-Norm. <text:span text:style-name="T1">This is simply done by changing the “</text:span>np.linalg.norm(test_image – image)” <text:span text:style-name="T1">to “</text:span>np.linalg.norm(<text:span text:style-name="T1">(</text:span>test_image – image),<text:span text:style-name="T1"> 1). Doing this gives the following output:</text:span></text:p>
      <text:p text:style-name="P2"/>
      <text:p text:style-name="P2">for k = 1 , the error is 0.0<text:span text:style-name="T1">3</text:span></text:p>
      <text:p text:style-name="P2">for k = 5 , the error is 0.0<text:span text:style-name="T1">8</text:span></text:p>
      <text:p text:style-name="P2">for k = 9 , the error is 0.<text:span text:style-name="T1">12</text:span></text:p>
      <text:p text:style-name="P2">for k = 13 , the error is 0.1<text:span text:style-name="T1">5</text:span></text:p>
      <text:p text:style-name="P2"><text:line-break/><text:span text:style-name="T2">We note that for all values of k in our set, the L2-Norm produces a lower error, so we select this as our distance measure.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0:40:31.271049602</meta:creation-date>
    <meta:generator>LibreOffice/5.1.6.2$Linux_X86_64 LibreOffice_project/10m0$Build-2</meta:generator>
    <dc:date>2017-10-13T01:20:32.852964527</dc:date>
    <meta:editing-duration>PT4M58S</meta:editing-duration>
    <meta:editing-cycles>1</meta:editing-cycles>
    <meta:document-statistic meta:table-count="0" meta:image-count="0" meta:object-count="0" meta:page-count="2" meta:paragraph-count="38" meta:word-count="282" meta:character-count="1800" meta:non-whitespace-character-count="1522"/>
  </office:meta>
</office:document-meta>
</file>